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6.9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4.1cm"/>
    </style:style>
    <style:style style:name="gr3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5cm"/>
    </style:style>
    <style:style style:name="gr4" style:family="graphic" style:parent-style-name="standard">
      <style:graphic-properties svg:stroke-color="#5eb91e" draw:fill="solid" draw:fill-color="#81d41a" draw:textarea-horizontal-align="justify" draw:textarea-vertical-align="middle" draw:auto-grow-height="false" fo:min-height="0.85cm" fo:min-width="6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2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8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.9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4.4cm"/>
    </style:style>
    <style:style style:name="gr11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2.5cm"/>
    </style:style>
    <style:style style:name="gr12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3.6cm"/>
    </style:style>
    <style:style style:name="gr13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4.2cm"/>
    </style:style>
    <style:style style:name="gr14" style:family="graphic" style:parent-style-name="standard">
      <style:graphic-properties svg:stroke-color="#5eb91e" draw:fill="solid" draw:fill-color="#81d41a" draw:textarea-horizontal-align="justify" draw:textarea-vertical-align="middle" draw:auto-grow-height="false" fo:min-height="0.75cm" fo:min-width="4.9cm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7.4cm" svg:height="1cm" svg:x="1.2cm" svg:y="3.6cm">
          <text:p text:style-name="P1">Death by a thousand cuts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6cm" svg:height="1cm" svg:x="0.9cm" svg:y="12.2cm">
          <text:p text:style-name="P1">Climbing dod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6" draw:id="id6" draw:layer="layout" svg:width="5.5cm" svg:height="1cm" svg:x="6.5cm" svg:y="10cm">
          <text:p text:style-name="P1">Defensive mobility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6.5cm" svg:height="1.1cm" svg:x="13.4cm" svg:y="22.7cm">
          <text:p text:style-name="P1">Weak point knowled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xml:id="id9" draw:id="id9" draw:layer="layout" svg:width="3.7cm" svg:height="1cm" svg:x="7.3cm" svg:y="17.4cm">
          <text:p text:style-name="P1">Move around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xml:id="id8" draw:id="id8" draw:layer="layout" svg:width="3.3cm" svg:height="1cm" svg:x="1cm" svg:y="20.8cm">
          <text:p text:style-name="P1">Dirty tri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5" draw:id="id15" draw:layer="layout" svg:width="3.4cm" svg:height="1cm" svg:x="13.9cm" svg:y="8.6cm">
          <text:p text:style-name="P1">Fast climb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3.5cm" svg:height="1cm" svg:x="7.2cm" svg:y="13.7cm">
          <text:p text:style-name="P1">Hit and run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6.4cm" svg:height="1cm" svg:x="6.2cm" svg:y="20.9cm">
          <text:p text:style-name="P1">Identify the weakn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3.7cm" svg:height="1cm" svg:x="10.1cm" svg:y="2.1cm">
          <text:p text:style-name="P1">Critical strike</text:p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4.9cm" svg:height="1cm" svg:x="5.7cm" svg:y="24.1cm">
          <text:p text:style-name="P1">Counter-strik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3" draw:id="id13" draw:layer="layout" svg:width="3cm" svg:height="1cm" svg:x="12.8cm" svg:y="18.7cm">
          <text:p text:style-name="P1">Restrict</text:p>
          <draw:enhanced-geometry svg:viewBox="0 0 21600 21600" draw:type="rectangle" draw:enhanced-path="M 0 0 L 21600 0 21600 21600 0 21600 0 0 Z N"/>
        </draw:custom-shape>
        <draw:custom-shape draw:style-name="gr12" draw:text-style-name="P2" xml:id="id3" draw:id="id3" draw:layer="layout" svg:width="4.1cm" svg:height="1cm" svg:x="10.2cm" svg:y="4cm">
          <text:p text:style-name="P1">Slit the throat</text:p>
          <draw:enhanced-geometry svg:viewBox="0 0 21600 21600" draw:type="rectangle" draw:enhanced-path="M 0 0 L 21600 0 21600 21600 0 21600 0 0 Z N"/>
        </draw:custom-shape>
        <draw:custom-shape draw:style-name="gr13" draw:text-style-name="P2" xml:id="id4" draw:id="id4" draw:layer="layout" svg:width="4.7cm" svg:height="1cm" svg:x="7.4cm" svg:y="6.7cm">
          <text:p text:style-name="P1">Chained attac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2" draw:id="id12" draw:layer="layout" svg:width="5.4cm" svg:height="1cm" svg:x="13.1cm" svg:y="12.9cm">
          <text:p text:style-name="P1">Hunt down the prey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s" svg:x1="8.6cm" svg:y1="4.1cm" svg:x2="10.1cm" svg:y2="2.6cm" draw:start-shape="id1" draw:start-glue-point="1" draw:end-shape="id2" draw:end-glue-point="3" svg:d="M8600 4100h501l498-1500h501" svg:viewBox="0 0 1501 1501">
          <text:p/>
        </draw:connector>
        <draw:connector draw:style-name="gr15" draw:text-style-name="P4" draw:layer="layout" draw:type="lines" svg:x1="8.6cm" svg:y1="4.1cm" svg:x2="10.2cm" svg:y2="4.5cm" draw:start-shape="id1" draw:start-glue-point="1" draw:end-shape="id3" draw:end-glue-point="3" svg:d="M8600 4100h501l598 400h501" svg:viewBox="0 0 1601 401">
          <text:p/>
        </draw:connector>
        <draw:connector draw:style-name="gr15" draw:text-style-name="P4" draw:layer="layout" draw:type="lines" svg:x1="8.6cm" svg:y1="4.1cm" svg:x2="7.4cm" svg:y2="7.2cm" draw:start-shape="id1" draw:start-glue-point="1" draw:end-shape="id4" draw:end-glue-point="3" svg:d="M8600 4100h501l-2202 3100h501" svg:viewBox="0 0 2203 3101">
          <text:p/>
        </draw:connector>
        <draw:connector draw:style-name="gr15" draw:text-style-name="P4" draw:layer="layout" draw:type="lines" svg:x1="5.5cm" svg:y1="12.7cm" svg:x2="6.5cm" svg:y2="10.5cm" draw:start-shape="id5" draw:start-glue-point="1" draw:end-shape="id6" draw:end-glue-point="3" svg:d="M5500 12700h501l-2-2200h501" svg:viewBox="0 0 1001 2201">
          <text:p/>
        </draw:connector>
        <draw:connector draw:style-name="gr15" draw:text-style-name="P4" draw:layer="layout" draw:type="lines" svg:x1="5.5cm" svg:y1="12.7cm" svg:x2="7.2cm" svg:y2="14.2cm" draw:start-shape="id5" draw:start-glue-point="1" draw:end-shape="id7" draw:end-glue-point="3" svg:d="M5500 12700h501l698 1500h501" svg:viewBox="0 0 1701 1501">
          <text:p/>
        </draw:connector>
        <draw:connector draw:style-name="gr15" draw:text-style-name="P4" draw:layer="layout" draw:type="lines" svg:x1="4.3cm" svg:y1="21.3cm" svg:x2="7.3cm" svg:y2="17.9cm" draw:start-shape="id8" draw:start-glue-point="1" draw:end-shape="id9" draw:end-glue-point="3" svg:d="M4300 21300h501l1998-3400h501" svg:viewBox="0 0 3001 3401">
          <text:p/>
        </draw:connector>
        <draw:connector draw:style-name="gr15" draw:text-style-name="P4" draw:layer="layout" draw:type="lines" svg:x1="4.3cm" svg:y1="21.3cm" svg:x2="6.2cm" svg:y2="21.4cm" draw:start-shape="id8" draw:start-glue-point="1" draw:end-shape="id10" draw:end-glue-point="3" svg:d="M4300 21300h501l898 100h501" svg:viewBox="0 0 1901 101">
          <text:p/>
        </draw:connector>
        <draw:connector draw:style-name="gr15" draw:text-style-name="P4" draw:layer="layout" draw:type="lines" svg:x1="4.3cm" svg:y1="21.3cm" svg:x2="5.7cm" svg:y2="24.6cm" draw:start-shape="id8" draw:start-glue-point="1" draw:end-shape="id11" draw:end-glue-point="3" svg:d="M4300 21300h501l398 3300h501" svg:viewBox="0 0 1401 3301">
          <text:p/>
        </draw:connector>
        <draw:connector draw:style-name="gr15" draw:text-style-name="P4" draw:layer="layout" draw:type="lines" svg:x1="11cm" svg:y1="17.9cm" svg:x2="13.1cm" svg:y2="13.4cm" draw:start-shape="id9" draw:start-glue-point="1" draw:end-shape="id12" draw:end-glue-point="3" svg:d="M11000 17900h501l1098-4500h501" svg:viewBox="0 0 2101 4501">
          <text:p/>
        </draw:connector>
        <draw:connector draw:style-name="gr15" draw:text-style-name="P4" draw:layer="layout" draw:type="lines" svg:x1="11cm" svg:y1="17.9cm" svg:x2="12.8cm" svg:y2="19.2cm" draw:start-shape="id9" draw:start-glue-point="1" draw:end-shape="id13" draw:end-glue-point="3" svg:d="M11000 17900h501l798 1300h501" svg:viewBox="0 0 1801 1301">
          <text:p/>
        </draw:connector>
        <draw:connector draw:style-name="gr15" draw:text-style-name="P4" draw:layer="layout" draw:type="lines" svg:x1="10.6cm" svg:y1="24.6cm" svg:x2="13.4cm" svg:y2="23.25cm" draw:start-shape="id11" draw:start-glue-point="1" draw:end-shape="id14" draw:end-glue-point="3" svg:d="M10600 24600h501l1798-1350h501" svg:viewBox="0 0 2801 1351">
          <text:p/>
        </draw:connector>
        <draw:connector draw:style-name="gr15" draw:text-style-name="P4" draw:layer="layout" draw:type="lines" svg:x1="12.6cm" svg:y1="21.4cm" svg:x2="13.4cm" svg:y2="23.25cm" draw:start-shape="id10" draw:start-glue-point="1" draw:end-shape="id14" draw:end-glue-point="3" svg:d="M12600 21400h501l-202 1850h501" svg:viewBox="0 0 801 1851">
          <text:p/>
        </draw:connector>
        <draw:connector draw:style-name="gr15" draw:text-style-name="P4" draw:layer="layout" draw:type="lines" svg:x1="12cm" svg:y1="10.5cm" svg:x2="13.9cm" svg:y2="9.1cm" draw:start-shape="id6" draw:start-glue-point="1" draw:end-shape="id15" draw:end-glue-point="3" svg:d="M12000 10500h501l898-1400h501" svg:viewBox="0 0 1901 1401">
          <text:p/>
        </draw:connector>
        <draw:connector draw:style-name="gr15" draw:text-style-name="P4" draw:layer="layout" draw:type="lines" svg:x1="12.1cm" svg:y1="7.2cm" svg:x2="13.9cm" svg:y2="9.1cm" draw:start-shape="id4" draw:start-glue-point="1" draw:end-shape="id15" draw:end-glue-point="3" svg:d="M12100 7200h501l798 1900h501" svg:viewBox="0 0 180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4T21:18:42.339000000</meta:creation-date>
    <dc:date>2023-02-12T16:13:38.965000000</dc:date>
    <meta:editing-duration>PT16M8S</meta:editing-duration>
    <meta:editing-cycles>3</meta:editing-cycles>
    <meta:generator>LibreOffice/6.2.6.2$Windows_X86_64 LibreOffice_project/684e730861356e74889dfe6dbddd3562aae2e6ad</meta:generator>
    <meta:document-statistic meta:object-count="29"/>
  </office:meta>
</office:document-meta>
</file>